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2.4cm" svg:height="14.5cm" svg:x="0.266cm" svg:y="0.24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4T20:18:34.833481079</meta:creation-date>
    <dc:date>2018-01-19T10:50:12.790691241</dc:date>
    <meta:editing-duration>PT3H38M49S</meta:editing-duration>
    <meta:editing-cycles>53</meta:editing-cycles>
    <meta:generator>LibreOffice/5.1.6.2$Linux_X86_64 LibreOffice_project/10m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401cm" svg:height="14.501cm" xlink:href="." xlink:type="simple" chart:class="chart:scatter" chart:style-name="ch1">
        <chart:legend chart:legend-position="top" svg:x="2.036cm" svg:y="0.185cm" style:legend-expansion="wide" chart:style-name="ch2"/>
        <chart:plot-area chart:style-name="ch3" chart:data-source-has-labels="both" svg:x="1.751cm" svg:y="1.232cm" svg:width="20.202cm" svg:height="11.706cm">
          <chartooo:coordinate-region svg:x="2.716cm" svg:y="1.511cm" svg:width="18.878cm" svg:height="10.621cm"/>
          <chart:axis chart:dimension="x" chart:name="primary-x" chart:style-name="ch4" chartooo:axis-type="auto">
            <chart:title svg:x="11.009cm" svg:y="13.228cm" chart:style-name="ch5">
              <text:p>Recall</text:p>
            </chart:title>
            <chart:categories table:cell-range-address="local-table.$A$2:.$A$31"/>
          </chart:axis>
          <chart:axis chart:dimension="y" chart:name="primary-y" chart:style-name="ch4">
            <chart:title svg:x="0.451cm" svg:y="8.325cm" chart:style-name="ch6">
              <text:p>Precision</text:p>
            </chart:title>
            <chart:grid chart:style-name="ch7" chart:class="major"/>
          </chart:axis>
          <chart:series chart:style-name="ch8" chart:values-cell-range-address="local-table.$G$2:.$G$31" chart:label-cell-address="local-table.$G$1" chart:class="chart:scatter">
            <chart:domain table:cell-range-address="local-table.$F$2:.$F$31"/>
            <chart:data-point chart:repeated="30"/>
          </chart:series>
          <chart:series chart:style-name="ch9" chart:values-cell-range-address="local-table.$E$2:.$E$31" chart:label-cell-address="local-table.$E$1" chart:class="chart:scatter">
            <chart:domain table:cell-range-address="local-table.$D$2:.$D$31"/>
            <chart:data-point chart:repeated="30"/>
          </chart:series>
          <chart:series chart:style-name="ch10" chart:values-cell-range-address="local-table.$I$2:.$I$31" chart:label-cell-address="local-table.$I$1" chart:class="chart:scatter">
            <chart:domain table:cell-range-address="local-table.$H$2:.$H$31"/>
            <chart:data-point chart:repeated="30"/>
          </chart:series>
          <chart:series chart:style-name="ch11" chart:values-cell-range-address="local-table.$C$2:.$C$31" chart:label-cell-address="local-table.$C$1" chart:class="chart:scatter">
            <chart:domain table:cell-range-address="local-table.$B$2:.$B$31"/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rossRec, k=20</text:p>
              </table:table-cell>
              <table:table-cell office:value-type="string">
                <text:p/>
              </table:table-cell>
              <table:table-cell office:value-type="string">
                <text:p>LibRec, k=20</text:p>
              </table:table-cell>
              <table:table-cell office:value-type="string">
                <text:p/>
              </table:table-cell>
              <table:table-cell office:value-type="string">
                <text:p>LibRec, k=10</text:p>
              </table:table-cell>
              <table:table-cell office:value-type="string">
                <text:p/>
              </table:table-cell>
              <table:table-cell office:value-type="string">
                <text:p>CrossRec, k=1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07248964675095">
                <text:p>0.0707248964675095</text:p>
              </table:table-cell>
              <table:table-cell office:value-type="float" office:value="0.7">
                <text:p>0.7</text:p>
              </table:table-cell>
              <table:table-cell office:value-type="float" office:value="0.069655771600067">
                <text:p>0.069655771600067</text:p>
              </table:table-cell>
              <table:table-cell office:value-type="float" office:value="0.658333333333333">
                <text:p>0.658333333333333</text:p>
              </table:table-cell>
              <table:table-cell office:value-type="float" office:value="0.0691274491599799">
                <text:p>0.0691274491599799</text:p>
              </table:table-cell>
              <table:table-cell office:value-type="float" office:value="0.658333333333333">
                <text:p>0.658333333333333</text:p>
              </table:table-cell>
              <table:table-cell office:value-type="float" office:value="0.0658825280635996">
                <text:p>0.0658825280635996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5444681589965">
                <text:p>0.115444681589965</text:p>
              </table:table-cell>
              <table:table-cell office:value-type="float" office:value="0.575">
                <text:p>0.575</text:p>
              </table:table-cell>
              <table:table-cell office:value-type="float" office:value="0.0964119546087426">
                <text:p>0.0964119546087426</text:p>
              </table:table-cell>
              <table:table-cell office:value-type="float" office:value="0.475">
                <text:p>0.475</text:p>
              </table:table-cell>
              <table:table-cell office:value-type="float" office:value="0.103261773524308">
                <text:p>0.103261773524308</text:p>
              </table:table-cell>
              <table:table-cell office:value-type="float" office:value="0.508333333333333">
                <text:p>0.508333333333333</text:p>
              </table:table-cell>
              <table:table-cell office:value-type="float" office:value="0.114306277805002">
                <text:p>0.114306277805002</text:p>
              </table:table-cell>
              <table:table-cell office:value-type="float" office:value="0.570833333333333">
                <text:p>0.5708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3097973320457">
                <text:p>0.143097973320457</text:p>
              </table:table-cell>
              <table:table-cell office:value-type="float" office:value="0.486111111111111">
                <text:p>0.486111111111111</text:p>
              </table:table-cell>
              <table:table-cell office:value-type="float" office:value="0.12121310235371">
                <text:p>0.12121310235371</text:p>
              </table:table-cell>
              <table:table-cell office:value-type="float" office:value="0.397222222222222">
                <text:p>0.397222222222222</text:p>
              </table:table-cell>
              <table:table-cell office:value-type="float" office:value="0.123116504220347">
                <text:p>0.123116504220347</text:p>
              </table:table-cell>
              <table:table-cell office:value-type="float" office:value="0.411111111111111">
                <text:p>0.411111111111111</text:p>
              </table:table-cell>
              <table:table-cell office:value-type="float" office:value="0.138616711397432">
                <text:p>0.138616711397432</text:p>
              </table:table-cell>
              <table:table-cell office:value-type="float" office:value="0.472222222222222">
                <text:p>0.472222222222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091928798768">
                <text:p>0.17091928798768</text:p>
              </table:table-cell>
              <table:table-cell office:value-type="float" office:value="0.45">
                <text:p>0.45</text:p>
              </table:table-cell>
              <table:table-cell office:value-type="float" office:value="0.144848573877749">
                <text:p>0.144848573877749</text:p>
              </table:table-cell>
              <table:table-cell office:value-type="float" office:value="0.358333333333333">
                <text:p>0.358333333333333</text:p>
              </table:table-cell>
              <table:table-cell office:value-type="float" office:value="0.14217141733776">
                <text:p>0.14217141733776</text:p>
              </table:table-cell>
              <table:table-cell office:value-type="float" office:value="0.35625">
                <text:p>0.35625</text:p>
              </table:table-cell>
              <table:table-cell office:value-type="float" office:value="0.158491325723114">
                <text:p>0.158491325723114</text:p>
              </table:table-cell>
              <table:table-cell office:value-type="float" office:value="0.414583333333333">
                <text:p>0.41458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0722232308748">
                <text:p>0.190722232308748</text:p>
              </table:table-cell>
              <table:table-cell office:value-type="float" office:value="0.415">
                <text:p>0.415</text:p>
              </table:table-cell>
              <table:table-cell office:value-type="float" office:value="0.165069274553624">
                <text:p>0.165069274553624</text:p>
              </table:table-cell>
              <table:table-cell office:value-type="float" office:value="0.328333333333333">
                <text:p>0.328333333333333</text:p>
              </table:table-cell>
              <table:table-cell office:value-type="float" office:value="0.159764482407703">
                <text:p>0.159764482407703</text:p>
              </table:table-cell>
              <table:table-cell office:value-type="float" office:value="0.323333333333333">
                <text:p>0.323333333333333</text:p>
              </table:table-cell>
              <table:table-cell office:value-type="float" office:value="0.182462614775205">
                <text:p>0.182462614775205</text:p>
              </table:table-cell>
              <table:table-cell office:value-type="float" office:value="0.388333333333333">
                <text:p>0.388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0980216452838">
                <text:p>0.20980216452838</text:p>
              </table:table-cell>
              <table:table-cell office:value-type="float" office:value="0.3875">
                <text:p>0.3875</text:p>
              </table:table-cell>
              <table:table-cell office:value-type="float" office:value="0.175536630749398">
                <text:p>0.175536630749398</text:p>
              </table:table-cell>
              <table:table-cell office:value-type="float" office:value="0.290277777777778">
                <text:p>0.290277777777778</text:p>
              </table:table-cell>
              <table:table-cell office:value-type="float" office:value="0.174292479061578">
                <text:p>0.174292479061578</text:p>
              </table:table-cell>
              <table:table-cell office:value-type="float" office:value="0.288888888888889">
                <text:p>0.288888888888889</text:p>
              </table:table-cell>
              <table:table-cell office:value-type="float" office:value="0.193591681536441">
                <text:p>0.193591681536441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1882103667538">
                <text:p>0.221882103667538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.183710664679246">
                <text:p>0.183710664679246</text:p>
              </table:table-cell>
              <table:table-cell office:value-type="float" office:value="0.26547619047619">
                <text:p>0.26547619047619</text:p>
              </table:table-cell>
              <table:table-cell office:value-type="float" office:value="0.181033514216992">
                <text:p>0.181033514216992</text:p>
              </table:table-cell>
              <table:table-cell office:value-type="float" office:value="0.264285714285714">
                <text:p>0.264285714285714</text:p>
              </table:table-cell>
              <table:table-cell office:value-type="float" office:value="0.206660248407908">
                <text:p>0.206660248407908</text:p>
              </table:table-cell>
              <table:table-cell office:value-type="float" office:value="0.327380952380952">
                <text:p>0.3273809523809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34766341979304">
                <text:p>0.234766341979304</text:p>
              </table:table-cell>
              <table:table-cell office:value-type="float" office:value="0.335416666666667">
                <text:p>0.335416666666667</text:p>
              </table:table-cell>
              <table:table-cell office:value-type="float" office:value="0.188800296462191">
                <text:p>0.188800296462191</text:p>
              </table:table-cell>
              <table:table-cell office:value-type="float" office:value="0.240625">
                <text:p>0.240625</text:p>
              </table:table-cell>
              <table:table-cell office:value-type="float" office:value="0.185803239053369">
                <text:p>0.185803239053369</text:p>
              </table:table-cell>
              <table:table-cell office:value-type="float" office:value="0.240625">
                <text:p>0.240625</text:p>
              </table:table-cell>
              <table:table-cell office:value-type="float" office:value="0.223565398362432">
                <text:p>0.223565398362432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9986839357407">
                <text:p>0.249986839357407</text:p>
              </table:table-cell>
              <table:table-cell office:value-type="float" office:value="0.319444444444444">
                <text:p>0.319444444444444</text:p>
              </table:table-cell>
              <table:table-cell office:value-type="float" office:value="0.199882009414269">
                <text:p>0.199882009414269</text:p>
              </table:table-cell>
              <table:table-cell office:value-type="float" office:value="0.228703703703703">
                <text:p>0.228703703703703</text:p>
              </table:table-cell>
              <table:table-cell office:value-type="float" office:value="0.197261197227757">
                <text:p>0.197261197227757</text:p>
              </table:table-cell>
              <table:table-cell office:value-type="float" office:value="0.229629629629629">
                <text:p>0.229629629629629</text:p>
              </table:table-cell>
              <table:table-cell office:value-type="float" office:value="0.240422187101894">
                <text:p>0.240422187101894</text:p>
              </table:table-cell>
              <table:table-cell office:value-type="float" office:value="0.303703703703704">
                <text:p>0.3037037037037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6969194350084">
                <text:p>0.266969194350084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211708207993662">
                <text:p>0.211708207993662</text:p>
              </table:table-cell>
              <table:table-cell office:value-type="float" office:value="0.218333333333333">
                <text:p>0.218333333333333</text:p>
              </table:table-cell>
              <table:table-cell office:value-type="float" office:value="0.206386692635382">
                <text:p>0.206386692635382</text:p>
              </table:table-cell>
              <table:table-cell office:value-type="float" office:value="0.218333333333333">
                <text:p>0.218333333333333</text:p>
              </table:table-cell>
              <table:table-cell office:value-type="float" office:value="0.252493305788919">
                <text:p>0.25249330578891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75854887847651">
                <text:p>0.275854887847651</text:p>
              </table:table-cell>
              <table:table-cell office:value-type="float" office:value="0.293181818181818">
                <text:p>0.293181818181818</text:p>
              </table:table-cell>
              <table:table-cell office:value-type="float" office:value="0.221275248696129">
                <text:p>0.221275248696129</text:p>
              </table:table-cell>
              <table:table-cell office:value-type="float" office:value="0.207575757575758">
                <text:p>0.207575757575758</text:p>
              </table:table-cell>
              <table:table-cell office:value-type="float" office:value="0.21817436098555">
                <text:p>0.21817436098555</text:p>
              </table:table-cell>
              <table:table-cell office:value-type="float" office:value="0.209848484848485">
                <text:p>0.209848484848485</text:p>
              </table:table-cell>
              <table:table-cell office:value-type="float" office:value="0.268509738503754">
                <text:p>0.268509738503754</text:p>
              </table:table-cell>
              <table:table-cell office:value-type="float" office:value="0.281818181818182">
                <text:p>0.281818181818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85006913264376">
                <text:p>0.285006913264376</text:p>
              </table:table-cell>
              <table:table-cell office:value-type="float" office:value="0.28125">
                <text:p>0.28125</text:p>
              </table:table-cell>
              <table:table-cell office:value-type="float" office:value="0.23252882491294">
                <text:p>0.23252882491294</text:p>
              </table:table-cell>
              <table:table-cell office:value-type="float" office:value="0.199305555555556">
                <text:p>0.199305555555556</text:p>
              </table:table-cell>
              <table:table-cell office:value-type="float" office:value="0.23027288064395">
                <text:p>0.23027288064395</text:p>
              </table:table-cell>
              <table:table-cell office:value-type="float" office:value="0.202777777777778">
                <text:p>0.202777777777778</text:p>
              </table:table-cell>
              <table:table-cell office:value-type="float" office:value="0.273361821883507">
                <text:p>0.273361821883507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9209142301543">
                <text:p>0.29209142301543</text:p>
              </table:table-cell>
              <table:table-cell office:value-type="float" office:value="0.27051282051282">
                <text:p>0.27051282051282</text:p>
              </table:table-cell>
              <table:table-cell office:value-type="float" office:value="0.239787642900175">
                <text:p>0.239787642900175</text:p>
              </table:table-cell>
              <table:table-cell office:value-type="float" office:value="0.190384615384615">
                <text:p>0.190384615384615</text:p>
              </table:table-cell>
              <table:table-cell office:value-type="float" office:value="0.241413360823809">
                <text:p>0.241413360823809</text:p>
              </table:table-cell>
              <table:table-cell office:value-type="float" office:value="0.197435897435897">
                <text:p>0.197435897435897</text:p>
              </table:table-cell>
              <table:table-cell office:value-type="float" office:value="0.280248639859617">
                <text:p>0.280248639859617</text:p>
              </table:table-cell>
              <table:table-cell office:value-type="float" office:value="0.25576923076923">
                <text:p>0.25576923076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97994873593134">
                <text:p>0.297994873593134</text:p>
              </table:table-cell>
              <table:table-cell office:value-type="float" office:value="0.258928571428571">
                <text:p>0.258928571428571</text:p>
              </table:table-cell>
              <table:table-cell office:value-type="float" office:value="0.245652628094429">
                <text:p>0.245652628094429</text:p>
              </table:table-cell>
              <table:table-cell office:value-type="float" office:value="0.182142857142857">
                <text:p>0.182142857142857</text:p>
              </table:table-cell>
              <table:table-cell office:value-type="float" office:value="0.24774652822529">
                <text:p>0.24774652822529</text:p>
              </table:table-cell>
              <table:table-cell office:value-type="float" office:value="0.189285714285714">
                <text:p>0.189285714285714</text:p>
              </table:table-cell>
              <table:table-cell office:value-type="float" office:value="0.286550999491721">
                <text:p>0.286550999491721</text:p>
              </table:table-cell>
              <table:table-cell office:value-type="float" office:value="0.244642857142857">
                <text:p>0.244642857142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03120798344535">
                <text:p>0.303120798344535</text:p>
              </table:table-cell>
              <table:table-cell office:value-type="float" office:value="0.247777777777778">
                <text:p>0.247777777777778</text:p>
              </table:table-cell>
              <table:table-cell office:value-type="float" office:value="0.253089326188257">
                <text:p>0.253089326188257</text:p>
              </table:table-cell>
              <table:table-cell office:value-type="float" office:value="0.176111111111111">
                <text:p>0.176111111111111</text:p>
              </table:table-cell>
              <table:table-cell office:value-type="float" office:value="0.255849879314457">
                <text:p>0.255849879314457</text:p>
              </table:table-cell>
              <table:table-cell office:value-type="float" office:value="0.182777777777778">
                <text:p>0.182777777777778</text:p>
              </table:table-cell>
              <table:table-cell office:value-type="float" office:value="0.292840446360384">
                <text:p>0.292840446360384</text:p>
              </table:table-cell>
              <table:table-cell office:value-type="float" office:value="0.237777777777778">
                <text:p>0.2377777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10000772251301">
                <text:p>0.310000772251301</text:p>
              </table:table-cell>
              <table:table-cell office:value-type="float" office:value="0.2390625">
                <text:p>0.2390625</text:p>
              </table:table-cell>
              <table:table-cell office:value-type="float" office:value="0.263759873840468">
                <text:p>0.263759873840468</text:p>
              </table:table-cell>
              <table:table-cell office:value-type="float" office:value="0.1734375">
                <text:p>0.1734375</text:p>
              </table:table-cell>
              <table:table-cell office:value-type="float" office:value="0.266364821713815">
                <text:p>0.266364821713815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0.298310166409848">
                <text:p>0.298310166409848</text:p>
              </table:table-cell>
              <table:table-cell office:value-type="float" office:value="0.230208333333333">
                <text:p>0.230208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16214493837402">
                <text:p>0.316214493837402</text:p>
              </table:table-cell>
              <table:table-cell office:value-type="float" office:value="0.230392156862745">
                <text:p>0.230392156862745</text:p>
              </table:table-cell>
              <table:table-cell office:value-type="float" office:value="0.272307718955546">
                <text:p>0.272307718955546</text:p>
              </table:table-cell>
              <table:table-cell office:value-type="float" office:value="0.171078431372549">
                <text:p>0.171078431372549</text:p>
              </table:table-cell>
              <table:table-cell office:value-type="float" office:value="0.273790289764283">
                <text:p>0.273790289764283</text:p>
              </table:table-cell>
              <table:table-cell office:value-type="float" office:value="0.174019607843137">
                <text:p>0.174019607843137</text:p>
              </table:table-cell>
              <table:table-cell office:value-type="float" office:value="0.30627780333223">
                <text:p>0.30627780333223</text:p>
              </table:table-cell>
              <table:table-cell office:value-type="float" office:value="0.224019607843137">
                <text:p>0.2240196078431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25244892936591">
                <text:p>0.325244892936591</text:p>
              </table:table-cell>
              <table:table-cell office:value-type="float" office:value="0.225">
                <text:p>0.225</text:p>
              </table:table-cell>
              <table:table-cell office:value-type="float" office:value="0.278271409951367">
                <text:p>0.278271409951367</text:p>
              </table:table-cell>
              <table:table-cell office:value-type="float" office:value="0.166203703703704">
                <text:p>0.166203703703704</text:p>
              </table:table-cell>
              <table:table-cell office:value-type="float" office:value="0.280544145434683">
                <text:p>0.280544145434683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0.312848020480175">
                <text:p>0.312848020480175</text:p>
              </table:table-cell>
              <table:table-cell office:value-type="float" office:value="0.21712962962963">
                <text:p>0.217129629629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2835102027277">
                <text:p>0.332835102027277</text:p>
              </table:table-cell>
              <table:table-cell office:value-type="float" office:value="0.218421052631579">
                <text:p>0.218421052631579</text:p>
              </table:table-cell>
              <table:table-cell office:value-type="float" office:value="0.285879296512412">
                <text:p>0.285879296512412</text:p>
              </table:table-cell>
              <table:table-cell office:value-type="float" office:value="0.163157894736842">
                <text:p>0.163157894736842</text:p>
              </table:table-cell>
              <table:table-cell office:value-type="float" office:value="0.28825518532645">
                <text:p>0.2882551853264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19011934250149">
                <text:p>0.319011934250149</text:p>
              </table:table-cell>
              <table:table-cell office:value-type="float" office:value="0.210087719298246">
                <text:p>0.2100877192982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39289512337747">
                <text:p>0.339289512337747</text:p>
              </table:table-cell>
              <table:table-cell office:value-type="float" office:value="0.211666666666667">
                <text:p>0.211666666666667</text:p>
              </table:table-cell>
              <table:table-cell office:value-type="float" office:value="0.291945586234543">
                <text:p>0.291945586234543</text:p>
              </table:table-cell>
              <table:table-cell office:value-type="float" office:value="0.159166666666667">
                <text:p>0.159166666666667</text:p>
              </table:table-cell>
              <table:table-cell office:value-type="float" office:value="0.292729157911821">
                <text:p>0.292729157911821</text:p>
              </table:table-cell>
              <table:table-cell office:value-type="float" office:value="0.162083333333333">
                <text:p>0.162083333333333</text:p>
              </table:table-cell>
              <table:table-cell office:value-type="float" office:value="0.322963546432821">
                <text:p>0.322963546432821</text:p>
              </table:table-cell>
              <table:table-cell office:value-type="float" office:value="0.203333333333333">
                <text:p>0.203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41830047544826">
                <text:p>0.341830047544826</text:p>
              </table:table-cell>
              <table:table-cell office:value-type="float" office:value="0.20515873015873">
                <text:p>0.20515873015873</text:p>
              </table:table-cell>
              <table:table-cell office:value-type="float" office:value="0.300278030144514">
                <text:p>0.300278030144514</text:p>
              </table:table-cell>
              <table:table-cell office:value-type="float" office:value="0.157539682539682">
                <text:p>0.157539682539682</text:p>
              </table:table-cell>
              <table:table-cell office:value-type="float" office:value="0.298695966650131">
                <text:p>0.298695966650131</text:p>
              </table:table-cell>
              <table:table-cell office:value-type="float" office:value="0.159523809523809">
                <text:p>0.159523809523809</text:p>
              </table:table-cell>
              <table:table-cell office:value-type="float" office:value="0.326775233652114">
                <text:p>0.326775233652114</text:p>
              </table:table-cell>
              <table:table-cell office:value-type="float" office:value="0.197619047619047">
                <text:p>0.1976190476190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48912681114334">
                <text:p>0.348912681114334</text:p>
              </table:table-cell>
              <table:table-cell office:value-type="float" office:value="0.201515151515152">
                <text:p>0.201515151515152</text:p>
              </table:table-cell>
              <table:table-cell office:value-type="float" office:value="0.301992057954606">
                <text:p>0.301992057954606</text:p>
              </table:table-cell>
              <table:table-cell office:value-type="float" office:value="0.153030303030303">
                <text:p>0.153030303030303</text:p>
              </table:table-cell>
              <table:table-cell office:value-type="float" office:value="0.306250967212961">
                <text:p>0.306250967212961</text:p>
              </table:table-cell>
              <table:table-cell office:value-type="float" office:value="0.155681818181818">
                <text:p>0.155681818181818</text:p>
              </table:table-cell>
              <table:table-cell office:value-type="float" office:value="0.331487337425178">
                <text:p>0.331487337425178</text:p>
              </table:table-cell>
              <table:table-cell office:value-type="float" office:value="0.192424242424243">
                <text:p>0.1924242424242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51945217644699">
                <text:p>0.351945217644699</text:p>
              </table:table-cell>
              <table:table-cell office:value-type="float" office:value="0.196376811594203">
                <text:p>0.196376811594203</text:p>
              </table:table-cell>
              <table:table-cell office:value-type="float" office:value="0.309240883041788">
                <text:p>0.309240883041788</text:p>
              </table:table-cell>
              <table:table-cell office:value-type="float" office:value="0.151086956521739">
                <text:p>0.151086956521739</text:p>
              </table:table-cell>
              <table:table-cell office:value-type="float" office:value="0.310111274919913">
                <text:p>0.310111274919913</text:p>
              </table:table-cell>
              <table:table-cell office:value-type="float" office:value="0.151449275362319">
                <text:p>0.151449275362319</text:p>
              </table:table-cell>
              <table:table-cell office:value-type="float" office:value="0.333353962835364">
                <text:p>0.333353962835364</text:p>
              </table:table-cell>
              <table:table-cell office:value-type="float" office:value="0.18695652173913">
                <text:p>0.186956521739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53657300232258">
                <text:p>0.353657300232258</text:p>
              </table:table-cell>
              <table:table-cell office:value-type="float" office:value="0.190625">
                <text:p>0.190625</text:p>
              </table:table-cell>
              <table:table-cell office:value-type="float" office:value="0.311950578030895">
                <text:p>0.311950578030895</text:p>
              </table:table-cell>
              <table:table-cell office:value-type="float" office:value="0.146527777777778">
                <text:p>0.146527777777778</text:p>
              </table:table-cell>
              <table:table-cell office:value-type="float" office:value="0.313333605837573">
                <text:p>0.313333605837573</text:p>
              </table:table-cell>
              <table:table-cell office:value-type="float" office:value="0.147916666666667">
                <text:p>0.147916666666667</text:p>
              </table:table-cell>
              <table:table-cell office:value-type="float" office:value="0.33794061663631">
                <text:p>0.33794061663631</text:p>
              </table:table-cell>
              <table:table-cell office:value-type="float" office:value="0.182638888888889">
                <text:p>0.1826388888888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57695304017642">
                <text:p>0.357695304017642</text:p>
              </table:table-cell>
              <table:table-cell office:value-type="float" office:value="0.186">
                <text:p>0.186</text:p>
              </table:table-cell>
              <table:table-cell office:value-type="float" office:value="0.318446430436898">
                <text:p>0.318446430436898</text:p>
              </table:table-cell>
              <table:table-cell office:value-type="float" office:value="0.144">
                <text:p>0.144</text:p>
              </table:table-cell>
              <table:table-cell office:value-type="float" office:value="0.317245282569579">
                <text:p>0.317245282569579</text:p>
              </table:table-cell>
              <table:table-cell office:value-type="float" office:value="0.144666666666667">
                <text:p>0.144666666666667</text:p>
              </table:table-cell>
              <table:table-cell office:value-type="float" office:value="0.342214995522562">
                <text:p>0.342214995522562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4277889189519">
                <text:p>0.364277889189519</text:p>
              </table:table-cell>
              <table:table-cell office:value-type="float" office:value="0.183653846153846">
                <text:p>0.183653846153846</text:p>
              </table:table-cell>
              <table:table-cell office:value-type="float" office:value="0.323160503634651">
                <text:p>0.323160503634651</text:p>
              </table:table-cell>
              <table:table-cell office:value-type="float" office:value="0.141025641025641">
                <text:p>0.141025641025641</text:p>
              </table:table-cell>
              <table:table-cell office:value-type="float" office:value="0.321554305658893">
                <text:p>0.321554305658893</text:p>
              </table:table-cell>
              <table:table-cell office:value-type="float" office:value="0.141987179487179">
                <text:p>0.141987179487179</text:p>
              </table:table-cell>
              <table:table-cell office:value-type="float" office:value="0.343280433088476">
                <text:p>0.343280433088476</text:p>
              </table:table-cell>
              <table:table-cell office:value-type="float" office:value="0.173717948717949">
                <text:p>0.1737179487179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66664326780701">
                <text:p>0.366664326780701</text:p>
              </table:table-cell>
              <table:table-cell office:value-type="float" office:value="0.179320987654321">
                <text:p>0.179320987654321</text:p>
              </table:table-cell>
              <table:table-cell office:value-type="float" office:value="0.328357629236188">
                <text:p>0.328357629236188</text:p>
              </table:table-cell>
              <table:table-cell office:value-type="float" office:value="0.138271604938272">
                <text:p>0.138271604938272</text:p>
              </table:table-cell>
              <table:table-cell office:value-type="float" office:value="0.328106620697082">
                <text:p>0.328106620697082</text:p>
              </table:table-cell>
              <table:table-cell office:value-type="float" office:value="0.139814814814815">
                <text:p>0.139814814814815</text:p>
              </table:table-cell>
              <table:table-cell office:value-type="float" office:value="0.346247987092668">
                <text:p>0.346247987092668</text:p>
              </table:table-cell>
              <table:table-cell office:value-type="float" office:value="0.170061728395062">
                <text:p>0.1700617283950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9585730495084">
                <text:p>0.369585730495084</text:p>
              </table:table-cell>
              <table:table-cell office:value-type="float" office:value="0.175297619047619">
                <text:p>0.175297619047619</text:p>
              </table:table-cell>
              <table:table-cell office:value-type="float" office:value="0.334039760701884">
                <text:p>0.334039760701884</text:p>
              </table:table-cell>
              <table:table-cell office:value-type="float" office:value="0.136011904761905">
                <text:p>0.136011904761905</text:p>
              </table:table-cell>
              <table:table-cell office:value-type="float" office:value="0.332280453142974">
                <text:p>0.332280453142974</text:p>
              </table:table-cell>
              <table:table-cell office:value-type="float" office:value="0.137202380952381">
                <text:p>0.137202380952381</text:p>
              </table:table-cell>
              <table:table-cell office:value-type="float" office:value="0.350405283856025">
                <text:p>0.350405283856025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74101740124478">
                <text:p>0.374101740124478</text:p>
              </table:table-cell>
              <table:table-cell office:value-type="float" office:value="0.172126436781609">
                <text:p>0.172126436781609</text:p>
              </table:table-cell>
              <table:table-cell office:value-type="float" office:value="0.338357137774873">
                <text:p>0.338357137774873</text:p>
              </table:table-cell>
              <table:table-cell office:value-type="float" office:value="0.134195402298851">
                <text:p>0.134195402298851</text:p>
              </table:table-cell>
              <table:table-cell office:value-type="float" office:value="0.336748156682592">
                <text:p>0.336748156682592</text:p>
              </table:table-cell>
              <table:table-cell office:value-type="float" office:value="0.135057471264368">
                <text:p>0.135057471264368</text:p>
              </table:table-cell>
              <table:table-cell office:value-type="float" office:value="0.354862703214655">
                <text:p>0.354862703214655</text:p>
              </table:table-cell>
              <table:table-cell office:value-type="float" office:value="0.163505747126437">
                <text:p>0.1635057471264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79742480344962">
                <text:p>0.379742480344962</text:p>
              </table:table-cell>
              <table:table-cell office:value-type="float" office:value="0.169444444444444">
                <text:p>0.169444444444444</text:p>
              </table:table-cell>
              <table:table-cell office:value-type="float" office:value="0.34125759367379">
                <text:p>0.34125759367379</text:p>
              </table:table-cell>
              <table:table-cell office:value-type="float" office:value="0.131111111111111">
                <text:p>0.131111111111111</text:p>
              </table:table-cell>
              <table:table-cell office:value-type="float" office:value="0.342319981480818">
                <text:p>0.342319981480818</text:p>
              </table:table-cell>
              <table:table-cell office:value-type="float" office:value="0.133611111111111">
                <text:p>0.133611111111111</text:p>
              </table:table-cell>
              <table:table-cell office:value-type="float" office:value="0.358207283503026">
                <text:p>0.358207283503026</text:p>
              </table:table-cell>
              <table:table-cell office:value-type="float" office:value="0.160277777777778">
                <text:p>0.1602777777777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